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adornments="Normal" style:font-pitch="variable"/>
  </office:font-face-decls>
  <office:automatic-styles>
    <style:style style:name="Tabla1" style:family="table" style:master-page-name="">
      <style:table-properties style:width="15.614cm" style:page-number="auto" table:align="right"/>
    </style:style>
    <style:style style:name="Tabla1.A" style:family="table-column">
      <style:table-column-properties style:column-width="15.614cm"/>
    </style:style>
    <style:style style:name="Tabla1.1" style:family="table-row">
      <style:table-row-properties style:min-row-height="3.2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cm" style:contextual-spacing="false"/>
      <style:text-properties officeooo:rsid="001cb73e" officeooo:paragraph-rsid="001cb73e"/>
    </style:style>
    <style:style style:name="P2" style:family="paragraph" style:parent-style-name="Horizontal_20_Line">
      <style:paragraph-properties fo:margin-top="0cm" fo:margin-bottom="0.499cm" style:contextual-spacing="false" fo:text-align="justify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color="#3465a4" loext:opacity="100%" fo:font-size="16pt" fo:font-weight="bold" officeooo:rsid="001cda6e" officeooo:paragraph-rsid="001cda6e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rsid="00202467" officeooo:paragraph-rsid="00208dd5"/>
    </style:style>
    <style:style style:name="P5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rsid="00202467" officeooo:paragraph-rsid="0022739b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3cm" style:contextual-spacing="false" fo:line-height="115%" fo:text-align="justify" style:justify-single-word="false" fo:text-indent="0cm" style:auto-text-indent="false" style:page-number="auto" fo:background-color="transparent"/>
      <style:text-properties officeooo:rsid="00202467" officeooo:paragraph-rsid="0022739b"/>
    </style:style>
    <style:style style:name="P7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4pt" fo:font-weight="bold" officeooo:rsid="00202467" officeooo:paragraph-rsid="00202467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875d7"/>
    </style:style>
    <style:style style:name="P9" style:family="paragraph" style:parent-style-name="Text_20_body" style:list-style-name="L1">
      <style:paragraph-properties fo:margin-top="0cm" fo:margin-bottom="0.199cm" style:contextual-spacing="false" fo:text-align="justify" style:justify-single-word="false"/>
      <style:text-properties officeooo:rsid="0026fb31" officeooo:paragraph-rsid="002875d7"/>
    </style:style>
    <style:style style:name="P10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bb422"/>
    </style:style>
    <style:style style:name="P11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officeooo:rsid="0026fb31" officeooo:paragraph-rsid="002d7d04"/>
    </style:style>
    <style:style style:name="P12" style:family="paragraph" style:parent-style-name="Text_20_body" style:list-style-name="L1" style:master-page-name="">
      <loext:graphic-properties draw:fill="none"/>
      <style:paragraph-properties fo:margin-left="1.27cm" fo:margin-right="0cm" fo:margin-top="0cm" fo:margin-bottom="0.199cm" style:contextual-spacing="false" fo:line-height="115%" fo:text-align="justify" style:justify-single-word="false" fo:text-indent="-0.64cm" style:auto-text-indent="false" style:page-number="auto" fo:background-color="transparent"/>
      <style:text-properties officeooo:rsid="0026fb31" officeooo:paragraph-rsid="002875d7"/>
    </style:style>
    <style:style style:name="P13" style:family="paragraph" style:parent-style-name="Text_20_body">
      <style:paragraph-properties fo:margin-top="0cm" fo:margin-bottom="0.499cm" style:contextual-spacing="false" fo:text-align="justify" style:justify-single-word="false"/>
      <style:text-properties fo:font-style="normal" officeooo:rsid="0026fb31" officeooo:paragraph-rsid="00316541" style:font-style-asian="normal" style:font-style-complex="normal"/>
    </style:style>
    <style:style style:name="P14" style:family="paragraph" style:parent-style-name="Text_20_body">
      <loext:graphic-properties draw:fill="none"/>
      <style:paragraph-properties fo:margin-left="0.64cm" fo:margin-right="0.64cm" fo:margin-top="0.199cm" fo:margin-bottom="0.199cm" style:contextual-spacing="false" fo:line-height="115%" fo:text-align="justify" style:justify-single-word="false" fo:text-indent="0cm" style:auto-text-indent="false" fo:background-color="transparent"/>
      <style:text-properties fo:font-size="10pt" fo:font-style="normal" officeooo:rsid="0026fb31" officeooo:paragraph-rsid="00316541" style:font-size-asian="10pt" style:font-style-asian="normal" style:font-size-complex="10pt" style:font-style-complex="normal"/>
    </style:style>
    <style:style style:name="P15" style:family="paragraph" style:parent-style-name="Text_20_body">
      <loext:graphic-properties draw:fill="none"/>
      <style:paragraph-properties fo:margin-left="0.64cm" fo:margin-right="0.64cm" fo:margin-top="0.199cm" fo:margin-bottom="0.101cm" style:contextual-spacing="false" fo:line-height="115%" fo:text-align="justify" style:justify-single-word="false" fo:text-indent="0cm" style:auto-text-indent="false" fo:background-color="transparent"/>
      <style:text-properties fo:font-size="10pt" fo:font-style="normal" officeooo:rsid="0026fb31" officeooo:paragraph-rsid="00316541" style:font-size-asian="10pt" style:font-style-asian="normal" style:font-size-complex="10pt" style:font-style-complex="normal"/>
    </style:style>
    <style:style style:name="P16" style:family="paragraph" style:parent-style-name="Title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7ec6" style:font-weight-asian="bold" style:font-weight-complex="bold"/>
    </style:style>
    <style:style style:name="T3" style:family="text">
      <style:text-properties officeooo:rsid="001cd594"/>
    </style:style>
    <style:style style:name="T4" style:family="text">
      <style:text-properties officeooo:rsid="00208d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7ec6" style:font-weight-asian="normal" style:font-weight-complex="normal"/>
    </style:style>
    <style:style style:name="T7" style:family="text">
      <style:text-properties fo:font-weight="normal" officeooo:rsid="0026fb31" style:font-weight-asian="normal" style:font-weight-complex="normal"/>
    </style:style>
    <style:style style:name="T8" style:family="text">
      <style:text-properties fo:font-weight="normal" officeooo:rsid="002bb422" style:font-weight-asian="normal" style:font-weight-complex="normal"/>
    </style:style>
    <style:style style:name="T9" style:family="text">
      <style:text-properties fo:font-weight="normal" officeooo:rsid="002cf44c" style:font-weight-asian="normal" style:font-weight-complex="normal"/>
    </style:style>
    <style:style style:name="T10" style:family="text">
      <style:text-properties fo:font-weight="normal" officeooo:rsid="002d7d04" style:font-weight-asian="normal" style:font-weight-complex="normal"/>
    </style:style>
    <style:style style:name="T11" style:family="text">
      <style:text-properties fo:font-weight="normal" officeooo:rsid="0030b7a5" style:font-weight-asian="normal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2a37b9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267ec6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2bb422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2ccdab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2d7d04" style:font-size-asian="13pt" style:font-weight-asian="bold" style:font-size-complex="13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D 1: Actividad 6</text:p>
      <text:p text:style-name="P3">Niveles de caché</text:p>
      <text:p text:style-name="P2"/>
      <text:p text:style-name="P7">¿Qué es la memoria caché?</text:p>
      <text:p text:style-name="P4">Se trata de un tipo de <text:span text:style-name="T1">memoria intermedia</text:span> usada por la <text:span text:style-name="T4">CPU.</text:span> <text:span text:style-name="T4">T</text:span>iene como objetivo <text:span text:style-name="T1">reducir el tiempo de acceso a la memoria</text:span>. </text:p>
      <text:p text:style-name="P5">La caché <text:span text:style-name="T4">es </text:span>usualmente <text:span text:style-name="T1">más rápida</text:span> y con un <text:span text:style-name="T1">tamaño mucho más reducido</text:span> que el tamaño de la memoria RAM. En esta memoria se copian los datos más frecuentemente usados de las posiciones de la memoria principal (RAM). </text:p>
      <text:p text:style-name="P6">Muchas CPU tienen cachés diferentes e independientes, incluyendo <text:span text:style-name="T1">cachés para datos</text:span> y <text:span text:style-name="T1">para instrucciones</text:span>, donde la caché de datos usualmente se organiza en forma jerárquica con <text:span text:style-name="T1">varios niveles</text:span><text:span text:style-name="T5">, </text:span><text:span text:style-name="T6">los cuales son </text:span><text:span text:style-name="T7">actualmente </text:span><text:span text:style-name="T6">los siguientes</text:span><text:span text:style-name="T2">:</text:span></text:p>
      <text:list xml:id="list3897917140" text:style-name="L1">
        <text:list-item>
          <text:p text:style-name="P9"><text:span text:style-name="T13">Caché </text:span><text:span text:style-name="T14">L</text:span><text:span text:style-name="T12">1</text:span><text:span text:style-name="T1">: </text:span><text:span text:style-name="T5">Es la memoria caché más pequeña y rápida. En ella se almacenan los datos que el procesador va a necesitar para realizar la mayoría de las operaciones, con un propósito doble: instrucciones y datos. </text:span></text:p>
          <text:p text:style-name="P12"><text:span text:style-name="T5">Las instrucciones son las operaciones que se realizarán en el procesador y los datos son la información que se debe procesar. </text:span></text:p>
          <text:p text:style-name="P8"><text:span text:style-name="T5">El tamaño habitual es de 256 KB, aunque hay procesadores donde alcanza los 512 KB e incluso 1 MB.</text:span></text:p>
        </text:list-item>
        <text:list-item>
          <text:p text:style-name="P10"><text:span text:style-name="T13">Caché </text:span><text:span text:style-name="T14">L</text:span><text:span text:style-name="T15">2</text:span><text:span text:style-name="T1">: </text:span><text:span text:style-name="T8">E</text:span><text:span text:style-name="T5">s un nivel intermedio que presenta un buen equilibrio entre capacidad, cercanía y velocidad. Algo más lenta y grande que la L1, su capacidad suele estar entre los 256 KB y los 8 MB.</text:span></text:p>
        </text:list-item>
        <text:list-item>
          <text:p text:style-name="P11"><text:span text:style-name="T13">Caché </text:span><text:span text:style-name="T14">L</text:span><text:span text:style-name="T16">3</text:span><text:span text:style-name="T1">: </text:span><text:span text:style-name="T9">Se </text:span><text:span text:style-name="T5">posiciona en un nivel inferior a la anterior tanto en cercanía como en velocidad, pero tiene una capacidad mucho mayor, entre los 4 y los 50 MB.</text:span></text:p>
        </text:list-item>
        <text:list-item>
          <text:p text:style-name="P11"><text:span text:style-name="T17">Caché L4</text:span><text:span text:style-name="T10">:</text:span><text:span text:style-name="T5"> </text:span><text:span text:style-name="T10">E</text:span><text:span text:style-name="T5">s un tipo de memoria caché poco habitual que se utiliza normalmente como apoyo para mejorar el rendimiento de GPUs integradas. Por ejemplo, el Core i5 5775C </text:span><text:span text:style-name="T11">tiene</text:span><text:span text:style-name="T5"> 128 MB de eDRAM como caché L4, que se utiliza como buffer para </text:span><text:span text:style-name="T11">su</text:span><text:span text:style-name="T5"> gráfica </text:span><text:span text:style-name="T11">integrada</text:span><text:span text:style-name="T5">.</text:span>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<text:span text:style-name="T5">Cuando un procesador busca instrucciones y datos que necesita primero recurre a la memoria caché L1, si no encuentra nada recurre a la caché L2 y finalmente a la caché L3.</text:span></text:p>
            <text:p text:style-name="P14"><text:span text:style-name="T5">En caso de que ninguna de las cachés contenga lo que está buscando no tiene más opción que recurrir a la memoria RAM, y si tampoco está en ella tiene que realizar un ciclo de trabajo completo, con todo lo que ello supone a nivel de rendimiento.</text:span></text:p>
          </table:table-cell>
        </table:table-row>
      </table:table>
      <text:p text:style-name="P13"><text:span text:style-name="T5"/></text:p>
      <text:p text:style-name="P13"><text:soft-page-break/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199cm" fo:margin-bottom="1.199cm" style:contextual-spacing="false"/>
      <style:text-properties style:font-name="Roboto" fo:font-family="Roboto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1.199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officeooo:rsid="001cb73e" officeooo:paragraph-rsid="001cb73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cd5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bre:</text:span> Xián Barro Fernández, <text:span text:style-name="MT2">1º ASIR, 27/09/20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4:07:43.666000000</meta:creation-date>
    <dc:date>2022-09-27T14:35:49.248000000</dc:date>
    <meta:editing-duration>PT27M56S</meta:editing-duration>
    <meta:editing-cycles>23</meta:editing-cycles>
    <meta:generator>LibreOffice/7.2.7.2$Windows_X86_64 LibreOffice_project/8d71d29d553c0f7dcbfa38fbfda25ee34cce99a2</meta:generator>
    <meta:document-statistic meta:table-count="1" meta:image-count="0" meta:object-count="0" meta:page-count="2" meta:paragraph-count="15" meta:word-count="386" meta:character-count="2135" meta:non-whitespace-character-count="1766"/>
  </office:meta>
</office:document-meta>
</file>